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3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thin solid #000000" fo:border-bottom="thin solid #000000" fo:border-left="none" fo:border-right="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8" style:family="table-cell" style:parent-style-name="Default" style:data-style-name="N0">
      <style:table-cell-properties fo:border="thin solid #000000" fo:background-color="transparent"/>
    </style:style>
    <style:style style:name="ce89" style:family="table-cell" style:parent-style-name="Default" style:data-style-name="N0">
      <style:table-cell-properties fo:border-top="thin solid #000000" fo:border-bottom="none" fo:border-left="none" fo:border-right="thin solid #000000" fo:background-color="transparent"/>
    </style:style>
    <style:style style:name="ce90"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91"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165pt" style:use-optimal-row-height="false" fo:break-before="auto"/>
    </style:style>
    <style:style style:name="ro22" style:family="table-row">
      <style:table-row-properties style:row-height="264pt" style:use-optimal-row-height="true" fo:break-before="auto"/>
    </style:style>
    <style:style style:name="ro23" style:family="table-row">
      <style:table-row-properties style:row-height="211.2pt" style:use-optimal-row-height="true" fo:break-before="auto"/>
    </style:style>
    <style:style style:name="ro24" style:family="table-row">
      <style:table-row-properties style:row-height="184.8pt" style:use-optimal-row-height="true" fo:break-before="auto"/>
    </style:style>
    <style:style style:name="ro25" style:family="table-row">
      <style:table-row-properties style:row-height="224.4pt" style:use-optimal-row-height="true" fo:break-before="auto"/>
    </style:style>
    <style:style style:name="ro26" style:family="table-row">
      <style:table-row-properties style:row-height="105pt" style:use-optimal-row-height="false" fo:break-before="auto"/>
    </style:style>
    <style:style style:name="ro27" style:family="table-row">
      <style:table-row-properties style:row-height="237.6pt" style:use-optimal-row-height="true" fo:break-before="auto"/>
    </style:style>
    <style:style style:name="ro28" style:family="table-row">
      <style:table-row-properties style:row-height="158.4pt" style:use-optimal-row-height="true" fo:break-before="auto"/>
    </style:style>
    <style:style style:name="ro29" style:family="table-row">
      <style:table-row-properties style:row-height="250.8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80.4pt" style:use-optimal-row-height="false" fo:break-before="auto"/>
    </style:style>
    <style:style style:name="ro32" style:family="table-row">
      <style:table-row-properties style:row-height="69.75pt" style:use-optimal-row-height="false" fo:break-before="auto"/>
    </style:style>
    <style:style style:name="ro33"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4">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6">
            <text:p>Intel plans on implementing</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7">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8">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9">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80">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80">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80">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80">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80">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81">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82">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82">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82">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3">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82">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4">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82">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82">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5" table:style-name="ce85">
            <text:p>NVM cmd set write/read test cases that require data verification to detect a successful outcome.</text:p>
          </table:table-cell>
          <table:table-cell office:value-type="string" table:number-columns-spanned="1" table:number-rows-spanned="2" table:style-name="ce86">
            <text:p>PRPOffsetSinglePgSingleBlk_r10b</text:p>
          </table:table-cell>
          <table:table-cell office:value-type="string" table:number-columns-spanned="1" table:number-rows-spanned="2" table:style-name="ce84">
            <text:p>revision 1.0b, section 6</text:p>
          </table:table-cell>
          <table:table-cell office:value-type="string" table:number-columns-spanned="1" table:number-rows-spanned="2" table:content-validation-name="val1" table:style-name="ce87">
            <text:p>Vary buff offset for single-page/single-blk against PRP1/PRP2.</text:p>
          </table:table-cell>
          <table:table-cell office:value-type="string" table:number-columns-spanned="1" table:number-rows-spanned="2" table:style-name="ce8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8"/>
          <table:table-cell table:number-columns-repeated="16377" table:style-name="ce1"/>
        </table:table-row>
        <table:table-row-group>
          <table:table-row table:style-name="ro2">
            <table:table-cell table:number-columns-spanned="1" table:number-rows-spanned="2" table:style-name="ce89"/>
            <table:covered-table-cell/>
            <table:covered-table-cell/>
            <table:covered-table-cell/>
            <table:covered-table-cell/>
            <table:covered-table-cell/>
            <table:covered-table-cell/>
            <table:table-cell table:number-columns-repeated="16377" table:style-name="ce1"/>
          </table:table-row>
          <table:table-row table:style-name="ro22">
            <table:covered-table-cell/>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3">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4">
            <table:table-cell table:style-name="ce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5">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5">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90">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6">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91">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7">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62">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4">
            <table:table-cell table:style-name="ce47"/>
            <table:covered-table-cell/>
            <table:table-cell office:value-type="string" table:style-name="ce62">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62">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62">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62">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62">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8">
            <table:table-cell table:style-name="ce47"/>
            <table:covered-table-cell/>
            <table:table-cell office:value-type="string" table:style-name="ce62">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62">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91">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8">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9">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3">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82">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3">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8">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3">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82">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82">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30">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82">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82">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82">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82">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5"/>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5"/>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5"/>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5"/>
          <table:covered-table-cell/>
          <table:table-cell office:value-type="string" table:style-name="ce62">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82">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3"/>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4"/>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5"/>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91">
            <text:p>Admin cmd format NVM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5"/>
          <table:covered-table-cell/>
          <table:table-cell office:value-type="string" table:style-name="ce62">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5"/>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5"/>
          <table:covered-table-cell/>
          <table:table-cell office:value-type="string" table:style-name="ce66">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82">
            <text:p>Admin cmd set abor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4"/>
          <table:covered-table-cell/>
          <table:table-cell office:value-type="string" table:style-name="ce62">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7"/>
          <table:covered-table-cell/>
          <table:table-cell office:value-type="string" table:style-name="ce62">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82">
            <text:p>Admin cmd set async event request test cases.</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4"/>
          <table:covered-table-cell/>
          <table:table-cell office:value-type="string" table:style-name="ce62">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5"/>
          <table:covered-table-cell/>
          <table:table-cell office:value-type="string" table:style-name="ce62">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5"/>
          <table:covered-table-cell/>
          <table:table-cell office:value-type="string" table:style-name="ce62">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5"/>
          <table:covered-table-cell/>
          <table:table-cell office:value-type="string" table:style-name="ce62">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5"/>
          <table:covered-table-cell/>
          <table:table-cell office:value-type="string" table:style-name="ce62">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7"/>
          <table:covered-table-cell/>
          <table:table-cell office:value-type="string" table:style-name="ce62">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1">
          <table:table-cell office:value-type="string" table:style-name="ce45">
            <text:p>GrpAdminSetGetFeatCombo</text:p>
          </table:table-cell>
          <table:table-cell office:value-type="string" table:number-columns-spanned="1" table:number-rows-spanned="9" table:style-name="ce82">
            <text:p>Admin cmd set/get features utilizing both cmds for efficiency.</text:p>
          </table:table-cell>
          <table:table-cell office:value-type="string" table:style-name="ce68">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4"/>
          <table:covered-table-cell/>
          <table:table-cell office:value-type="string" table:style-name="ce68">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8">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8">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20">
          <table:table-cell table:style-name="ce65"/>
          <table:covered-table-cell/>
          <table:table-cell office:value-type="string" table:style-name="ce68">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1">
          <table:table-cell table:style-name="ce65"/>
          <table:covered-table-cell/>
          <table:table-cell office:value-type="string" table:style-name="ce68">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8">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8">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11">
          <table:table-cell table:style-name="ce65"/>
          <table:covered-table-cell/>
          <table:table-cell office:value-type="string" table:style-name="ce68">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 Reset ctrlr to cause a clearing of DUT state. Issue GetFeatures again and verify default values are present in CE.DW0.</text:p>
          </table:table-cell>
          <table:table-cell table:style-name="ce39"/>
          <table:table-cell table:number-columns-repeated="16377" table:style-name="ce1"/>
        </table:table-row>
        <table:table-row table:style-name="ro31">
          <table:table-cell office:value-type="string" table:style-name="ce45">
            <text:p>GrpAdminSetFeatCmd</text:p>
          </table:table-cell>
          <table:table-cell office:value-type="string" table:style-name="ce64">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82">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91">
            <text:p>Admin cmd set firmware activate test cases w/o firm img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4"/>
          <table:covered-table-cell/>
          <table:table-cell office:value-type="string" table:style-name="ce69">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7"/>
          <table:covered-table-cell/>
          <table:table-cell office:value-type="string" table:style-name="ce69">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2">
          <table:table-cell office:value-type="string" table:style-name="ce45">
            <text:p>GrpAdminFirmImgCmd</text:p>
          </table:table-cell>
          <table:table-cell office:value-type="string" table:style-name="ce70">
            <text:p>Admin cmd set firmware image download test cases w/o firm act cmd dependency.</text:p>
          </table:table-cell>
          <table:table-cell office:value-type="string" table:style-name="ce62">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91">
            <text:p>Admin cmd set firmware activate &amp; firmware image utilizing both cmds for effeciency.</text:p>
          </table:table-cell>
          <table:table-cell office:value-type="string" table:style-name="ce68">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71">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71">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71">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8">
          <table:table-cell table:style-name="ce45"/>
          <table:covered-table-cell/>
          <table:table-cell office:value-type="string" table:style-name="ce71">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71">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71">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71">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69">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71">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1">
            <text:p>Admin cmd set security send test cases.</text:p>
          </table:table-cell>
          <table:table-cell office:value-type="string" table:style-name="ce72">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1">
            <text:p>Admin cmd set security receive test cases.</text:p>
          </table:table-cell>
          <table:table-cell office:value-type="string" table:style-name="ce73">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1">
            <text:p>Fused operational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1">
            <text:p>Weighted round robin with urgent priority arbitration test cases.</text:p>
          </table:table-cell>
          <table:table-cell office:value-type="string" table:style-name="ce73">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2">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3">
          <table:table-cell table:number-columns-repeated="4"/>
          <table:table-cell table:content-validation-name="val1" table:style-name="ce6"/>
          <table:table-cell table:number-columns-repeated="16379"/>
        </table:table-row>
      </table:table>
      <table:database-ranges>
        <table:database-range table:target-range-address="Test.A20:Test.G27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9-19T22:06:13Z</dc:date>
    <meta:print-date>2012-02-10T16:57:31Z</meta:print-date>
  </office:meta>
</office:document-meta>
</file>